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sv" fo:country="SE" officeooo:rsid="00002f63" officeooo:paragraph-rsid="000417e1"/>
    </style:style>
    <style:style style:name="P2" style:family="paragraph" style:parent-style-name="Standard">
      <style:paragraph-properties>
        <style:tab-stops>
          <style:tab-stop style:position="1.7846in"/>
        </style:tab-stops>
      </style:paragraph-properties>
      <style:text-properties fo:language="sv" fo:country="SE" officeooo:rsid="00002f63" officeooo:paragraph-rsid="00002f63"/>
    </style:style>
    <style:style style:name="P3" style:family="paragraph" style:parent-style-name="Standard">
      <style:paragraph-properties>
        <style:tab-stops>
          <style:tab-stop style:position="1.7846in"/>
        </style:tab-stops>
      </style:paragraph-properties>
      <style:text-properties fo:language="sv" fo:country="SE" fo:font-weight="bold" officeooo:rsid="000653dc" officeooo:paragraph-rsid="000653dc" style:font-weight-asian="bold" style:font-weight-complex="bold"/>
    </style:style>
    <style:style style:name="P4" style:family="paragraph" style:parent-style-name="Standard">
      <style:paragraph-properties>
        <style:tab-stops>
          <style:tab-stop style:position="1.7846in"/>
        </style:tab-stops>
      </style:paragraph-properties>
      <style:text-properties fo:language="sv" fo:country="SE" fo:font-weight="bold" officeooo:rsid="0007e49d" officeooo:paragraph-rsid="0007e49d" style:font-weight-asian="bold" style:font-weight-complex="bold"/>
    </style:style>
    <style:style style:name="P5" style:family="paragraph" style:parent-style-name="Standard">
      <style:paragraph-properties>
        <style:tab-stops>
          <style:tab-stop style:position="1.7846in"/>
        </style:tab-stops>
      </style:paragraph-properties>
      <style:text-properties fo:language="sv" fo:country="SE" fo:font-weight="bold" officeooo:rsid="000fc6a4" officeooo:paragraph-rsid="000fc6a4" style:font-weight-asian="bold" style:font-weight-complex="bold"/>
    </style:style>
    <style:style style:name="P6" style:family="paragraph" style:parent-style-name="Standard">
      <style:text-properties fo:language="sv" fo:country="SE" officeooo:rsid="0006283c" officeooo:paragraph-rsid="0006283c"/>
    </style:style>
    <style:style style:name="P7" style:family="paragraph" style:parent-style-name="Standard">
      <style:paragraph-properties>
        <style:tab-stops>
          <style:tab-stop style:position="1.7846in"/>
        </style:tab-stops>
      </style:paragraph-properties>
      <style:text-properties fo:language="sv" fo:country="SE" fo:font-weight="normal" officeooo:rsid="00077d1c" officeooo:paragraph-rsid="00077d1c" style:font-weight-asian="normal" style:font-weight-complex="normal"/>
    </style:style>
    <style:style style:name="P8" style:family="paragraph" style:parent-style-name="Standard">
      <style:paragraph-properties>
        <style:tab-stops>
          <style:tab-stop style:position="1.7846in"/>
        </style:tab-stops>
      </style:paragraph-properties>
      <style:text-properties fo:language="sv" fo:country="SE" fo:font-weight="normal" officeooo:rsid="0007e49d" officeooo:paragraph-rsid="0007e49d" style:font-weight-asian="normal" style:font-weight-complex="normal"/>
    </style:style>
    <style:style style:name="P9" style:family="paragraph" style:parent-style-name="Standard">
      <style:paragraph-properties>
        <style:tab-stops>
          <style:tab-stop style:position="1.7846in"/>
        </style:tab-stops>
      </style:paragraph-properties>
      <style:text-properties fo:language="sv" fo:country="SE" fo:font-weight="normal" officeooo:rsid="0007e49d" officeooo:paragraph-rsid="000e7736" style:font-weight-asian="normal" style:font-weight-complex="normal"/>
    </style:style>
    <style:style style:name="P10" style:family="paragraph" style:parent-style-name="Standard">
      <style:paragraph-properties>
        <style:tab-stops>
          <style:tab-stop style:position="1.7846in"/>
        </style:tab-stops>
      </style:paragraph-properties>
      <style:text-properties fo:language="sv" fo:country="SE" fo:font-weight="normal" officeooo:rsid="00127eb1" officeooo:paragraph-rsid="00127eb1" style:font-weight-asian="normal" style:font-weight-complex="normal"/>
    </style:style>
    <style:style style:name="P11" style:family="paragraph" style:parent-style-name="Standard">
      <style:paragraph-properties>
        <style:tab-stops>
          <style:tab-stop style:position="1.7846in"/>
        </style:tab-stops>
      </style:paragraph-properties>
      <style:text-properties fo:language="sv" fo:country="SE" fo:font-weight="normal" officeooo:rsid="0018127e" officeooo:paragraph-rsid="0018127e" style:font-weight-asian="normal" style:font-weight-complex="normal"/>
    </style:style>
    <style:style style:name="P12" style:family="paragraph" style:parent-style-name="Standard">
      <style:paragraph-properties>
        <style:tab-stops>
          <style:tab-stop style:position="1.7846in"/>
        </style:tab-stops>
      </style:paragraph-properties>
      <style:text-properties fo:language="sv" fo:country="SE" fo:font-weight="normal" officeooo:rsid="001993fa" officeooo:paragraph-rsid="001993fa" style:font-weight-asian="normal" style:font-weight-complex="normal"/>
    </style:style>
    <style:style style:name="P13" style:family="paragraph" style:parent-style-name="Standard">
      <style:paragraph-properties>
        <style:tab-stops>
          <style:tab-stop style:position="1.7846in"/>
        </style:tab-stops>
      </style:paragraph-properties>
      <style:text-properties fo:language="sv" fo:country="SE" fo:font-weight="normal" officeooo:rsid="001b11da" officeooo:paragraph-rsid="001b11da" style:font-weight-asian="normal" style:font-weight-complex="normal"/>
    </style:style>
    <style:style style:name="P14" style:family="paragraph" style:parent-style-name="Standard">
      <style:paragraph-properties>
        <style:tab-stops>
          <style:tab-stop style:position="1.7846in"/>
        </style:tab-stops>
      </style:paragraph-properties>
      <style:text-properties fo:language="sv" fo:country="SE" fo:font-weight="normal" officeooo:rsid="001bf1d0" officeooo:paragraph-rsid="001d7ffa" style:font-weight-asian="normal" style:font-weight-complex="normal"/>
    </style:style>
    <style:style style:name="P15" style:family="paragraph" style:parent-style-name="Standard">
      <style:paragraph-properties>
        <style:tab-stops>
          <style:tab-stop style:position="1.7846in"/>
        </style:tab-stops>
      </style:paragraph-properties>
      <style:text-properties officeooo:paragraph-rsid="001e8450"/>
    </style:style>
    <style:style style:name="T1" style:family="text">
      <style:text-properties officeooo:rsid="00012d1c"/>
    </style:style>
    <style:style style:name="T2" style:family="text">
      <style:text-properties officeooo:rsid="0006283c"/>
    </style:style>
    <style:style style:name="T3" style:family="text">
      <style:text-properties fo:color="#000000" style:font-name="Consolas" fo:font-size="9.5pt" style:font-size-asian="9.5pt" fo:background-color="#ffffff"/>
    </style:style>
    <style:style style:name="T4" style:family="text">
      <style:text-properties fo:color="#000000" style:font-name="Liberation Serif" fo:font-size="12pt" style:font-size-asian="10.5pt" style:font-size-complex="12pt" fo:background-color="#ffffff"/>
    </style:style>
    <style:style style:name="T5" style:family="text">
      <style:text-properties fo:color="#000000" style:font-name="Liberation Serif" fo:font-size="12pt" officeooo:rsid="0006283c" style:font-size-asian="10.5pt" style:font-size-complex="12pt" fo:background-color="#ffffff"/>
    </style:style>
    <style:style style:name="T6" style:family="text">
      <style:text-properties fo:color="#000000" style:font-name="Liberation Serif" fo:font-size="12pt" officeooo:rsid="00077d1c" style:font-size-asian="10.5pt" style:font-size-complex="12pt" fo:background-color="#ffffff"/>
    </style:style>
    <style:style style:name="T7" style:family="text">
      <style:text-properties fo:color="#000000" style:font-name="Liberation Serif" fo:font-size="12pt" officeooo:rsid="000986d5" style:font-size-asian="10.5pt" style:font-size-complex="12pt" fo:background-color="#ffffff"/>
    </style:style>
    <style:style style:name="T8" style:family="text">
      <style:text-properties fo:color="#000000" style:font-name="Liberation Serif" fo:font-size="12pt" officeooo:rsid="000e7736" style:font-size-asian="10.5pt" style:font-size-complex="12pt" fo:background-color="#ffffff"/>
    </style:style>
    <style:style style:name="T9" style:family="text">
      <style:text-properties fo:color="#000000" style:font-name="Liberation Serif" fo:font-size="12pt" officeooo:rsid="00127eb1" style:font-size-asian="10.5pt" style:font-size-complex="12pt" fo:background-color="#ffffff"/>
    </style:style>
    <style:style style:name="T10" style:family="text">
      <style:text-properties fo:color="#000000" style:font-name="Liberation Serif" fo:font-size="12pt" officeooo:rsid="00134770" style:font-size-asian="10.5pt" style:font-size-complex="12pt" fo:background-color="#ffffff"/>
    </style:style>
    <style:style style:name="T11" style:family="text">
      <style:text-properties fo:color="#000000" style:font-name="Liberation Serif" fo:font-size="12pt" officeooo:rsid="001487b1" style:font-size-asian="10.5pt" style:font-size-complex="12pt" fo:background-color="#ffffff"/>
    </style:style>
    <style:style style:name="T12" style:family="text">
      <style:text-properties fo:color="#000000" style:font-name="Liberation Serif" fo:font-size="12pt" officeooo:rsid="0018fabf" style:font-size-asian="10.5pt" style:font-size-complex="12pt" fo:background-color="#ffffff"/>
    </style:style>
    <style:style style:name="T13" style:family="text">
      <style:text-properties fo:color="#000000" style:font-name="Liberation Serif" fo:font-size="12pt" officeooo:rsid="001b11da" style:font-size-asian="10.5pt" style:font-size-complex="12pt" fo:background-color="#ffffff"/>
    </style:style>
    <style:style style:name="T14" style:family="text">
      <style:text-properties fo:color="#000000" style:font-name="Liberation Serif" fo:font-size="12pt" officeooo:rsid="001d7ffa" style:font-size-asian="10.5pt" style:font-size-complex="12pt" fo:background-color="#ffffff"/>
    </style:style>
    <style:style style:name="T15" style:family="text">
      <style:text-properties fo:color="#000000" style:font-name="Liberation Serif" fo:font-size="12pt" fo:language="sv" fo:country="SE" fo:font-weight="normal" officeooo:rsid="001993fa" style:font-size-asian="10.5pt" style:font-weight-asian="normal" style:font-size-complex="12pt" style:font-weight-complex="normal" fo:background-color="#ffffff"/>
    </style:style>
    <style:style style:name="T16" style:family="text">
      <style:text-properties fo:color="#000000" style:font-name="Liberation Serif" fo:font-size="12pt" fo:language="sv" fo:country="SE" fo:font-weight="normal" officeooo:rsid="001b11da" style:font-size-asian="10.5pt" style:font-weight-asian="normal" style:font-size-complex="12pt" style:font-weight-complex="normal" fo:background-color="#ffffff"/>
    </style:style>
    <style:style style:name="T17" style:family="text">
      <style:text-properties fo:color="#000000" style:font-name="Liberation Serif" fo:font-size="12pt" fo:language="sv" fo:country="SE" fo:font-weight="normal" officeooo:rsid="001d7ffa" style:font-size-asian="10.5pt" style:font-weight-asian="normal" style:font-size-complex="12pt" style:font-weight-complex="normal" fo:background-color="#ffffff"/>
    </style:style>
    <style:style style:name="T18" style:family="text">
      <style:text-properties fo:color="#000000" style:font-name="Liberation Serif" fo:font-size="12pt" fo:language="sv" fo:country="SE" fo:font-weight="normal" officeooo:rsid="001e8450" style:font-size-asian="10.5pt" style:font-weight-asian="normal" style:font-size-complex="12pt" style:font-weight-complex="normal" fo:background-color="#ffffff"/>
    </style:style>
    <style:style style:name="T19" style:family="text">
      <style:text-properties fo:color="#000000" style:font-name="Liberation Serif" fo:font-size="12pt" fo:font-weight="bold" officeooo:rsid="001487b1" style:font-size-asian="10.5pt" style:font-weight-asian="bold" style:font-size-complex="12pt" style:font-weight-complex="bold" fo:background-color="#ffffff"/>
    </style:style>
    <style:style style:name="T20" style:family="text">
      <style:text-properties fo:color="#000000" style:font-name="Liberation Serif" fo:font-size="12pt" fo:font-weight="bold" style:font-size-asian="10.5pt" style:font-weight-asian="bold" style:font-size-complex="12pt" style:font-weight-complex="bold" fo:background-color="#ffffff"/>
    </style:style>
    <style:style style:name="T21" style:family="text">
      <style:text-properties fo:color="#000000" style:font-name="Consolas" fo:font-size="9.5pt" officeooo:rsid="000986d5" style:font-size-asian="9.5pt" style:font-size-complex="12pt" fo:background-color="#ffffff"/>
    </style:style>
    <style:style style:name="T22" style:family="text">
      <style:text-properties fo:color="#000000" style:font-name="Consolas" fo:font-size="9.5pt" style:font-size-asian="9.5pt" style:font-size-complex="12pt" fo:background-color="#ffffff"/>
    </style:style>
    <style:style style:name="T23" style:family="text">
      <style:text-properties fo:color="#000000" style:font-name="Consolas" fo:font-size="9.5pt" fo:language="sv" fo:country="SE" fo:font-weight="normal" officeooo:rsid="001b11da" style:font-size-asian="9.5pt" style:font-weight-asian="normal" style:font-size-complex="12pt" style:font-weight-complex="normal" fo:background-color="#ffffff"/>
    </style:style>
    <style:style style:name="T24" style:family="text">
      <style:text-properties fo:color="#000000" style:font-name="Consolas" fo:font-size="9.5pt" fo:language="sv" fo:country="SE" fo:font-weight="normal" officeooo:rsid="001e8450" style:font-size-asian="9.5pt" style:font-weight-asian="normal" style:font-size-complex="12pt" style:font-weight-complex="normal" fo:background-color="#ffffff"/>
    </style:style>
    <style:style style:name="T25" style:family="text">
      <style:text-properties fo:color="#0000ff" style:font-name="Consolas" fo:font-size="9.5pt" style:font-size-asian="9.5pt" fo:background-color="#ffffff"/>
    </style:style>
    <style:style style:name="T26" style:family="text">
      <style:text-properties fo:color="#0000ff" style:font-name="Consolas" fo:font-size="9.5pt" style:font-size-asian="9.5pt" style:font-size-complex="12pt" fo:background-color="#ffffff"/>
    </style:style>
    <style:style style:name="T27" style:family="text">
      <style:text-properties fo:color="#0000ff" style:font-name="Consolas" fo:font-size="9.5pt" officeooo:rsid="000986d5" style:font-size-asian="9.5pt" style:font-size-complex="12pt" fo:background-color="#ffffff"/>
    </style:style>
    <style:style style:name="T28" style:family="text">
      <style:text-properties fo:color="#0000ff" style:font-name="Consolas" fo:font-size="9.5pt" officeooo:rsid="00134770" style:font-size-asian="9.5pt" style:font-size-complex="12pt" fo:background-color="#ffffff"/>
    </style:style>
    <style:style style:name="T29" style:family="text">
      <style:text-properties fo:color="#0000ff" style:font-name="Consolas" fo:font-size="9.5pt" officeooo:rsid="001487b1" style:font-size-asian="9.5pt" style:font-size-complex="12pt" fo:background-color="#ffffff"/>
    </style:style>
    <style:style style:name="T30" style:family="text">
      <style:text-properties fo:font-weight="bold" style:font-weight-asian="bold" style:font-weight-complex="bold"/>
    </style:style>
    <style:style style:name="T31" style:family="text">
      <style:text-properties fo:color="#a31515" style:font-name="Consolas" fo:font-size="9.5pt" style:font-size-asian="9.5pt" fo:background-color="#fffff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ör att lösa denna uppgift <text:span text:style-name="T2">så</text:span> har jag skapat fyrs st klasser XML <text:s/>Person ,Listhandler, Person <text:span text:style-name="T1">och </text:span></text:p>
      <text:p text:style-name="P1">Filehandler.</text:p>
      <text:p text:style-name="P1"/>
      <text:p text:style-name="P1"><text:span text:style-name="T30">XML</text:span></text:p>
      <text:p text:style-name="P6">Denna klass skapar ett <text:span text:style-name="T3">Xdocument </text:span><text:span text:style-name="T4">med hjälp av en xml fil. Klassen har en metod <text:s/></text:span></text:p>
      <text:p text:style-name="P2"><text:span text:style-name="T25">public</text:span><text:span text:style-name="T3"> IEnumerable&lt;XElement&gt; GetElementFromXML(</text:span><text:span text:style-name="T25">string</text:span><text:span text:style-name="T3"> ele) </text:span><text:span text:style-name="T5">som läser in alla element som överensstämmer med det namn givna parameter </text:span><text:span text:style-name="T6">ele</text:span><text:span text:style-name="T5">.</text:span></text:p>
      <text:p text:style-name="P2"><text:span text:style-name="T5"/></text:p>
      <text:p text:style-name="P3"><text:span text:style-name="T5">P</text:span><text:span text:style-name="T4">erson</text:span></text:p>
      <text:p text:style-name="P7"><text:span text:style-name="T4">Denna klass skapar ett Person objekt med attributen ssn, firstname, surname, phone och city.</text:span></text:p>
      <text:p text:style-name="P7"><text:span text:style-name="T4">Varje attribut har ett tillhörande <text:s/>property för get.</text:span></text:p>
      <text:p text:style-name="P7"><text:span text:style-name="T4"/></text:p>
      <text:p text:style-name="P4"><text:span text:style-name="T4">Listhandler </text:span></text:p>
      <text:p text:style-name="P8"><text:span text:style-name="T4">Denna klass har tre </text:span><text:span text:style-name="T9">static</text:span><text:span text:style-name="T4"> metoder</text:span></text:p>
      <text:p text:style-name="P8"><text:span text:style-name="T26">public</text:span><text:span text:style-name="T3"> </text:span><text:span text:style-name="T25">static</text:span><text:span text:style-name="T3"> </text:span><text:span text:style-name="T25">void</text:span><text:span text:style-name="T3"> AddPersonToList(IEnumerable&lt;XElement&gt; indata, List&lt;Person&gt; p)</text:span><text:span text:style-name="T4"> </text:span><text:span text:style-name="T7">Skapar person objektav <text:s text:c="2"/>elementen från </text:span><text:span text:style-name="T21">IEnumerable&lt;XElement&gt; indata</text:span><text:span text:style-name="T7"> . Lägger Person objektet i en lista.</text:span></text:p>
      <text:p text:style-name="P8"><text:span text:style-name="T7"/></text:p>
      <text:p text:style-name="P8"><text:span text:style-name="T27">public</text:span><text:span text:style-name="T3"> </text:span><text:span text:style-name="T25">static</text:span><text:span text:style-name="T3"> List&lt;Person&gt; RemoveDublicate(List&lt;Person&gt; persons)</text:span><text:span text:style-name="T7"> Grupperar listan efter Person objektets ssn attribut och väljer det första elementet då slipper man dubbletter, returnerar en List.</text:span></text:p>
      <text:p text:style-name="P8"><text:span text:style-name="T7"/></text:p>
      <text:p text:style-name="P9"><text:span text:style-name="T27">public</text:span><text:span text:style-name="T3"> </text:span><text:span text:style-name="T25">static</text:span><text:span text:style-name="T3"> List&lt;Person&gt; SortPersonList(List&lt;Person&gt; p) </text:span><text:span text:style-name="T8">Sorterar listan efter </text:span><text:span text:style-name="T7">erson objektets ssn attribut, returnerar en List.</text:span></text:p>
      <text:p text:style-name="P9"><text:span text:style-name="T7"/></text:p>
      <text:p text:style-name="P5"><text:span text:style-name="T7">F</text:span><text:span text:style-name="T4">ilhandler</text:span></text:p>
      <text:p text:style-name="P10"><text:span text:style-name="T4">Denna klass har tre static metoder </text:span></text:p>
      <text:p text:style-name="P10"><text:span text:style-name="T26">public</text:span><text:span text:style-name="T3"> </text:span><text:span text:style-name="T25">static</text:span><text:span text:style-name="T3"> </text:span><text:span text:style-name="T25">bool</text:span><text:span text:style-name="T3"> FileExists(</text:span><text:span text:style-name="T25">string</text:span><text:span text:style-name="T3"> path)</text:span><text:span text:style-name="T4"> </text:span><text:span text:style-name="T10">Kontrollerar om en </text:span><text:span text:style-name="T11">angiven </text:span><text:span text:style-name="T10">fil finns.</text:span></text:p>
      <text:p text:style-name="P10"><text:span text:style-name="T10"/></text:p>
      <text:p text:style-name="P10"><text:span text:style-name="T28">public</text:span><text:span text:style-name="T3"> </text:span><text:span text:style-name="T25">static</text:span><text:span text:style-name="T3"> </text:span><text:span text:style-name="T25">void</text:span><text:span text:style-name="T3"> DeleteFile(</text:span><text:span text:style-name="T25">string</text:span><text:span text:style-name="T3"> fileName)</text:span><text:span text:style-name="T10"> </text:span><text:span text:style-name="T11">Tar bort en angiven fil.</text:span></text:p>
      <text:p text:style-name="P10"><text:span text:style-name="T11"/></text:p>
      <text:p text:style-name="P10"><text:span text:style-name="T29">public</text:span><text:span text:style-name="T3"> </text:span><text:span text:style-name="T25">static</text:span><text:span text:style-name="T3"> </text:span><text:span text:style-name="T25">void</text:span><text:span text:style-name="T3"> WriteToFIle(Person p,</text:span><text:span text:style-name="T25">string</text:span><text:span text:style-name="T3"> filename)</text:span><text:span text:style-name="T11"> Skriver ut <text:s/>(append) en <text:s/>Person objekt på fil</text:span></text:p>
      <text:p text:style-name="P10"><text:span text:style-name="T11"/></text:p>
      <text:p text:style-name="P11"><text:span text:style-name="T19">P</text:span><text:span text:style-name="T20">rogram.cs</text:span><text:span text:style-name="T4"> innehåller huvudprogrammet. </text:span><text:span text:style-name="T12">Kortfattat vad det gör.</text:span></text:p>
      <text:p text:style-name="P12"><text:span text:style-name="T12">D</text:span><text:span text:style-name="T4">et finns två st xml filer som ska läsas in. Det görs med hjälp ac <text:s/>XML klassen. Skapar två st XML objekt som läser in Person element medhjälp av </text:span><text:span text:style-name="T22">GetElementFromXML(…</text:span><text:span text:style-name="T13">) till variabel indata1 och indata2.</text:span></text:p>
      <text:p text:style-name="P12"><text:span text:style-name="T13"/></text:p>
      <text:p text:style-name="P13"><text:span text:style-name="T4">Personer i indata1 och indata2 läggs sedan till i lista som Person objekt. Dubbletter plockas bort och en <text:s/>ny lista skapas </text:span><text:span text:style-name="T22">distinctedList </text:span><text:span text:style-name="T4">med hjälp av </text:span><text:span text:style-name="T22">Listhandler.RemoveDublicate(…</text:span><text:span text:style-name="T4">). </text:span></text:p>
      <text:p text:style-name="P13"><text:span text:style-name="T4"/></text:p>
      <text:p text:style-name="P15"><text:span text:style-name="T16">Personerna i listan ska även sorteras efter personnummer. Det görs med hjälp av </text:span><text:span text:style-name="T23">Listhandler.SortPersonList(distinctedList). </text:span><text:span text:style-name="T16">Den sorterade listan sparas i </text:span><text:span text:style-name="T22">sortedList</text:span><text:span text:style-name="T16">.</text:span></text:p>
      <text:p text:style-name="P13"><text:span text:style-name="T4"/></text:p>
      <text:p text:style-name="P14"><text:span text:style-name="T4">Personerna ska sedan skrivas ut till en fil </text:span><text:span text:style-name="T26">string</text:span><text:span text:style-name="T3"> file = </text:span><text:span text:style-name="T31">"outdata\\out.txt"</text:span><text:span text:style-name="T3">; </text:span><text:span text:style-name="T14">Kontrollera om filen finns on den gör det så tas den bort, anledningen till det är för att metoden som skriver till filen använder append. Om programmet görs flera gånger så bil det med många personer i filen om den inte tas bort.</text:span></text:p>
      <text:p text:style-name="P14"><text:span text:style-name="T14"/></text:p>
      <text:p text:style-name="P15"><text:span text:style-name="T17">L</text:span><text:span text:style-name="T18">oppar genom </text:span><text:span text:style-name="T24">sortedList</text:span><text:span text:style-name="T18"> och skriver ett Person objekt <text:s/>i taget till fil med hjälp av </text:span><text:span text:style-name="T22">Filehandler.WriteToFIle(p,file);</text:span><text:span text:style-name="T1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18-10-31T21:04:20.428000000</dc:date>
    <meta:editing-duration>PT2H13M30S</meta:editing-duration>
    <meta:editing-cycles>27</meta:editing-cycles>
    <meta:document-statistic meta:table-count="0" meta:image-count="0" meta:object-count="0" meta:page-count="1" meta:paragraph-count="24" meta:word-count="342" meta:character-count="2373" meta:non-whitespace-character-count="2039"/>
  </office:meta>
</office:document-meta>
</file>